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3" style:family="paragraph" style:parent-style-name="Standard">
      <style:paragraph-properties fo:margin-left="0.5in" fo:margin-right="0in" fo:line-height="150%" fo:text-indent="0in" style:auto-text-indent="false"/>
    </style:style>
    <style:style style:name="P4" style:family="paragraph" style:parent-style-name="Standard">
      <style:paragraph-properties fo:margin-left="0in" fo:margin-right="0in" fo:line-height="150%" fo:text-indent="0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tividade 3 - Entrevista</text:span></text:p>
      <text:p text:style-name="P1"/>
      <text:p text:style-name="Standard">Quem é o entrevistado:</text:p>
      <text:p text:style-name="Standard">Objetivo: elicitar requisitos com uma pessoa idosa.</text:p>
      <text:p text:style-name="Standard">Estrutura: de funil (abordagem dedutiva)</text:p>
      <text:p text:style-name="Standard"/>
      <text:p text:style-name="Standard"><text:span text:style-name="T1">Perguntas</text:span></text:p>
      <text:p text:style-name="Standard"/>
      <text:list xml:id="list3610957327" text:style-name="WWNum1">
        <text:list-item>
          <text:p text:style-name="P2">Como está sua saúde?</text:p>
        </text:list-item>
        <text:list-item>
          <text:p text:style-name="P2">Você toma algum tipo de remédio de uso contínuo?</text:p>
        </text:list-item>
        <text:list-item>
          <text:p text:style-name="P2">Quantos medicamentos diferentes você deve tomar?</text:p>
        </text:list-item>
        <text:list-item>
          <text:p text:style-name="P2">Com que frequência você tem que tomá-los?</text:p>
        </text:list-item>
        <text:list-item>
          <text:p text:style-name="P2">Já se esqueceu alguma vez de tomar um medicamento?</text:p>
        </text:list-item>
        <text:list-item>
          <text:p text:style-name="P2">Já se esqueceu de com que frequência e dosagem deve tomar um medicamento?</text:p>
        </text:list-item>
        <text:list-item>
          <text:p text:style-name="P2">Como você faz para se lembrar de tomar os remédios (lembretes em papel, alarmes, agenda, ou outros)?</text:p>
        </text:list-item>
        <text:list-item>
          <text:p text:style-name="P2">Você precisa fazer consultas no médico regularmente?</text:p>
        </text:list-item>
        <text:list-item>
          <text:p text:style-name="P2">Já se esqueceu alguma vez de ir a alguma consulta?</text:p>
        </text:list-item>
        <text:list-item>
          <text:p text:style-name="P2">Você tem um smartphone?</text:p>
        </text:list-item>
        <text:list-item>
          <text:p text:style-name="P2">Você o utiliza para que funções atualmente?</text:p>
        </text:list-item>
        <text:list-item>
          <text:p text:style-name="P2">Você tem alguma dificuldade de mexer em aplicativos de celular?</text:p>
        </text:list-item>
        <text:list-item>
          <text:p text:style-name="P2">Quais são os problemas que você tem ao utilizar aplicativos de celular? ( Tamanho dos botões, Tamanho dos textos, Cor)</text:p>
        </text:list-item>
        <text:list-item>
          <text:p text:style-name="P2">O que você gostaria que um aplicativo de lembrar de tomar os remédios tivesse?</text:p>
        </text:list-item>
        <text:list-item>
          <text:p text:style-name="P2">Como você gostaria de ser lembrado/a (alarme, notificação) ?</text:p>
        </text:list-item>
        <text:list-item>
          <text:p text:style-name="P2">Quanto tempo antes de tomar você gostaria de ser lembrado/a do remédio (30 minutos antes, 15 minutos antes, na hora)?</text:p>
        </text:list-item>
        <text:list-item>
          <text:p text:style-name="P2">Gostaria de ser lembrado/a também das consultas médicas?</text:p>
        </text:list-item>
        <text:list-item>
          <text:p text:style-name="P2"><text:soft-page-break/>Quanto tempo antes de ir você gostaria de ser lembrado/a da consulta (30 minutos antes, 1 dia antes, na hora)?</text:p>
        </text:list-item>
      </text:list>
      <text:p text:style-name="P3"/>
      <text:p text:style-name="P3"/>
      <text:p text:style-name="P4"><text:span text:style-name="T1">Respostas:</text:span></text:p>
      <text:p text:style-name="Standard">Quem é o entrevistado: Olivia Rangel Joffily</text:p>
      <text:p text:style-name="Standard">Objetivo: elicitar requisitos com uma pessoa idosa.</text:p>
      <text:p text:style-name="Standard">Estrutura: de funil (abordagem dedutiva)</text:p>
      <text:p text:style-name="P4"><text:span text:style-name="T1">1.</text:span></text:p>
      <text:p text:style-name="P4">Saúde média, está em tratamento para artrite psoriásica</text:p>
      <text:p text:style-name="P4"><text:span text:style-name="T1">2. 3 4</text:span></text:p>
      <text:p text:style-name="P4">Sim, dois (de uso diário) e um uma vez por mes</text:p>
      <text:p text:style-name="P4"><text:span text:style-name="T1">5.</text:span></text:p>
      <text:p text:style-name="P4">Sim, ela, separou mas ela esqueceu o remédio.</text:p>
      <text:p text:style-name="P4"><text:span text:style-name="T1">6.</text:span></text:p>
      <text:p text:style-name="P4">Não, já compra na dosagem certa.</text:p>
      <text:p text:style-name="P4"><text:span text:style-name="T1">7.</text:span></text:p>
      <text:p text:style-name="P4">Criou uma rotina de separar os remédios para cada horário (um no café da manhã, um à noite)</text:p>
      <text:p text:style-name="P4"><text:span text:style-name="T1">8.</text:span></text:p>
      <text:p text:style-name="P4">Sim, de 6 em 6 meses</text:p>
      <text:p text:style-name="P4"><text:span text:style-name="T1">9.</text:span></text:p>
      <text:p text:style-name="P4">Não</text:p>
      <text:p text:style-name="P4"><text:span text:style-name="T1">10.</text:span></text:p>
      <text:p text:style-name="P4">Sim</text:p>
      <text:p text:style-name="P4"><text:span text:style-name="T1">11.</text:span></text:p>
      <text:p text:style-name="P4">Principalmente para conversar com as pessoas e ler notícias</text:p>
      <text:p text:style-name="P4"><text:span text:style-name="T1">12.</text:span></text:p>
      <text:p text:style-name="P4"><text:soft-page-break/>Sim, com instagram. Usa facebook e wpp razoavelmente bem. Dificuldade com apps novos.</text:p>
      <text:p text:style-name="P4"><text:span text:style-name="T1">13.</text:span></text:p>
      <text:p text:style-name="P4">Quantidade de texto, tamanho de letra grande que faz descer muito a tela incomoda. Coisas devem ser objetivas, com letras não muito pequenas, e fazer direto as coisas desejadas.</text:p>
      <text:p text:style-name="P4"><text:span text:style-name="T1">14. 15.</text:span></text:p>
      <text:p text:style-name="P4">Som pra lembrar no horário, algum toque. Notificação deveria fazer mais barulho, ou por mais tempo. Perguntar remédio e horário. Bem humorado, musiquinha tranquila.</text:p>
      <text:p text:style-name="P4"><text:span text:style-name="T1">16.</text:span></text:p>
      <text:p text:style-name="P4">10 min antes. Mais notificações ajudam.</text:p>
      <text:p text:style-name="P4"><text:span text:style-name="T1">17.</text:span></text:p>
      <text:p text:style-name="P4">Sim</text:p>
      <text:p text:style-name="P4"><text:span text:style-name="T1">18.</text:span></text:p>
      <text:p text:style-name="P4">1 dia antes e uma hora an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7" meta:word-count="419" meta:character-count="2382" meta:non-whitespace-character-count="2038"/>
    <meta:generator>LibreOfficeDev/6.0.5.2$Linux_X86_64 LibreOffice_project/</meta:generator>
  </office:meta>
</office:document-meta>
</file>